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3pt" style:text-underline-style="none" style:font-size-asian="13pt" style:font-size-complex="13pt"/>
    </style:style>
    <style:style style:name="P2" style:family="paragraph" style:parent-style-name="Standard">
      <style:paragraph-properties fo:line-height="150%"/>
      <style:text-properties style:font-name="Arial1" fo:font-size="11pt" style:text-underline-style="none" style:font-size-asian="9.60000038146973pt" style:font-size-complex="11pt"/>
    </style:style>
    <style:style style:name="P3" style:family="paragraph" style:parent-style-name="Standard">
      <style:paragraph-properties fo:line-height="150%"/>
      <style:text-properties style:font-name="Arial1" fo:font-size="10pt" style:text-underline-style="none" officeooo:rsid="0017db19" officeooo:paragraph-rsid="0017db19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Path con escenario de equipamento informático (básico)</text:p>
      <text:p text:style-name="P2"/>
      <text:p text:style-name="P3">1. <text:s/>/equipos/máquina</text:p>
      <text:p text:style-name="P3">2. <text:s/>/equipos/máquina/hardware</text:p>
      <text:p text:style-name="P3">3. <text:s/>/equipos/máquina/config</text:p>
      <text:p text:style-name="P3">4. <text:s/>/equipos/máquina/hardware/fabricante</text:p>
      <text:p text:style-name="P3">5. /equipos/máquina/hardware/disco</text:p>
      <text:p text:style-name="P3">6. <text:s/>/equipos/máquina/config/IP</text:p>
      <text:p text:style-name="P3">7. <text:s/>/equipos/máquina/@nome</text:p>
      <text:p text:style-name="P3">8. <text:s/>/equipos/máquina[hardware/gravadora/@tipo='DVD']/@nome</text:p>
      <text:p text:style-name="P3">9. <text:s/>/equipos/máquina[config/role]/config/OS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2T14:26:46.449000000</meta:creation-date>
    <dc:date>2023-12-12T14:48:08.214000000</dc:date>
    <meta:editing-duration>PT21M22S</meta:editing-duration>
    <meta:editing-cycles>1</meta:editing-cycles>
    <meta:document-statistic meta:table-count="0" meta:image-count="0" meta:object-count="0" meta:page-count="1" meta:paragraph-count="10" meta:word-count="25" meta:character-count="362" meta:non-whitespace-character-count="339"/>
    <meta:generator>LibreOffice/7.4.6.2$Windows_X86_64 LibreOffice_project/5b1f5509c2decdade7fda905e3e1429a67acd63d</meta:generator>
  </office:meta>
</office:document-meta>
</file>